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361" officeooo:paragraph-rsid="00189361"/>
    </style:style>
    <style:style style:name="P2" style:family="paragraph" style:parent-style-name="Standard">
      <style:text-properties officeooo:rsid="0019da19" officeooo:paragraph-rsid="00189361"/>
    </style:style>
    <style:style style:name="P3" style:family="paragraph" style:parent-style-name="Standard">
      <style:text-properties officeooo:rsid="0024b923" officeooo:paragraph-rsid="0024b923"/>
    </style:style>
    <style:style style:name="P4" style:family="paragraph" style:parent-style-name="Standard">
      <style:text-properties officeooo:rsid="00269359" officeooo:paragraph-rsid="00269359"/>
    </style:style>
    <style:style style:name="P5" style:family="paragraph" style:parent-style-name="Standard">
      <style:text-properties officeooo:rsid="0023afa1" officeooo:paragraph-rsid="00189361"/>
    </style:style>
    <style:style style:name="P6" style:family="paragraph" style:parent-style-name="Standard">
      <style:text-properties officeooo:rsid="002775dd" officeooo:paragraph-rsid="00269359"/>
    </style:style>
    <style:style style:name="P7" style:family="paragraph" style:parent-style-name="Standard">
      <style:text-properties officeooo:rsid="002aebc6" officeooo:paragraph-rsid="002aebc6"/>
    </style:style>
    <style:style style:name="P8" style:family="paragraph" style:parent-style-name="Standard">
      <style:text-properties officeooo:rsid="002cad6e" officeooo:paragraph-rsid="002cad6e"/>
    </style:style>
    <style:style style:name="P9" style:family="paragraph" style:parent-style-name="Standard">
      <style:text-properties officeooo:rsid="002e7348" officeooo:paragraph-rsid="002cad6e"/>
    </style:style>
    <style:style style:name="P10" style:family="paragraph" style:parent-style-name="Standard">
      <style:text-properties officeooo:rsid="002a2925" officeooo:paragraph-rsid="00269359"/>
    </style:style>
    <style:style style:name="P11" style:family="paragraph" style:parent-style-name="Standard">
      <style:text-properties officeooo:rsid="0031c01d" officeooo:paragraph-rsid="002cad6e"/>
    </style:style>
    <style:style style:name="P12" style:family="paragraph" style:parent-style-name="Standard">
      <style:paragraph-properties fo:text-align="center" style:justify-single-word="false"/>
      <style:text-properties fo:font-size="18pt" officeooo:rsid="00189361" officeooo:paragraph-rsid="00189361" style:font-size-asian="18pt" style:font-size-complex="18pt"/>
    </style:style>
    <style:style style:name="P13" style:family="paragraph" style:parent-style-name="Standard">
      <style:text-properties officeooo:rsid="00350847" officeooo:paragraph-rsid="002cad6e"/>
    </style:style>
    <style:style style:name="P14" style:family="paragraph" style:parent-style-name="Standard">
      <style:text-properties officeooo:rsid="00396392" officeooo:paragraph-rsid="00396392"/>
    </style:style>
    <style:style style:name="T1" style:family="text">
      <style:text-properties officeooo:rsid="0019da19"/>
    </style:style>
    <style:style style:name="T2" style:family="text">
      <style:text-properties officeooo:rsid="0023afa1"/>
    </style:style>
    <style:style style:name="T3" style:family="text">
      <style:text-properties officeooo:rsid="00269359"/>
    </style:style>
    <style:style style:name="T4" style:family="text">
      <style:text-properties officeooo:rsid="00281433"/>
    </style:style>
    <style:style style:name="T5" style:family="text">
      <style:text-properties officeooo:rsid="002a2925"/>
    </style:style>
    <style:style style:name="T6" style:family="text">
      <style:text-properties officeooo:rsid="002cad6e"/>
    </style:style>
    <style:style style:name="T7" style:family="text">
      <style:text-properties officeooo:rsid="002e7348"/>
    </style:style>
    <style:style style:name="T8" style:family="text">
      <style:text-properties officeooo:rsid="0031c01d"/>
    </style:style>
    <style:style style:name="T9" style:family="text">
      <style:text-properties officeooo:rsid="00329eb9"/>
    </style:style>
    <style:style style:name="T10" style:family="text">
      <style:text-properties officeooo:rsid="00330ebf"/>
    </style:style>
    <style:style style:name="T11" style:family="text">
      <style:text-properties officeooo:rsid="0034ae18"/>
    </style:style>
    <style:style style:name="T12" style:family="text">
      <style:text-properties officeooo:rsid="00350847"/>
    </style:style>
    <style:style style:name="T13" style:family="text">
      <style:text-properties officeooo:rsid="003937a0"/>
    </style:style>
    <style:style style:name="T14" style:family="text">
      <style:text-properties officeooo:rsid="00394aae"/>
    </style:style>
    <style:style style:name="T15" style:family="text">
      <style:text-properties officeooo:rsid="00396392"/>
    </style:style>
    <style:style style:name="T16" style:family="text">
      <style:text-properties officeooo:rsid="003d6f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Bhageeratha reincarnated</text:p>
      <text:p text:style-name="P1"/>
      <text:p text:style-name="P1">India is the land of vedas. Here flourished <text:s/>philosophy, art, literature and science .The last one,science in india is less known to others.During the ancient period <text:span text:style-name="T4">I</text:span>ndia was supreme in scientific knowledge.Innumerable scientific facts and theories spread over in philosophical and literari works.Let me take one drop from the ocean to substanciate.<text:span text:style-name="T4">T</text:span>he concept of numberline is seen in <text:s/>Sankara<text:span text:style-name="T4">'</text:span>s comentary on brhadaaranyaka upanishath.<text:span text:style-name="T1">Different atmospheric layers <text:s/>and their varying power of refraction of light <text:s/>are given in the drama, sakuntalam of Kalidasa.Rising of freezing point on lowering the pressure,concept of escalator etc. are seen in Meghasandesa of kalidasa.All these are in the medium ofsanskrit.Only sanskrit scholars can reach there.Desciples of philosophy are interested only in <text:s/>philosophical aspects of the grandhas.Similar is the case with literature also.For understanding the scientific aspects in these works the reader must <text:s/>have a scientific <text:s/>aptitude and scientific attitude.This is the reason why common readers nowadays are unaware of science scattered in the works of literature and philosophy.In ancient time the level of scientific awareness was high for the people.This may be the reason for includingscientific principles in literatue and philosophy when it becomes <text:s/>apt and necessary.</text:span></text:p>
      <text:p text:style-name="P2"><text:s text:c="26"/>There were books or grandhas written specifically on various branches of science.<text:span text:style-name="T4">B</text:span>rhadvimanasasthram on air navigation,<text:span text:style-name="T4">G</text:span>olasaram on cosmology,<text:span text:style-name="T4">B</text:span>odhayanasulbasuthram on mathematics,<text:span text:style-name="T4">R</text:span>asaratna samuchchayam on chemistry,etc are some of them.At present we do not posses all the books. <text:span text:style-name="T9">We do not</text:span> have an account of them.We get the indications of lost books from the reference<text:span text:style-name="T14">s </text:span>in <text:span text:style-name="T9">the </text:span>existing books. <text:s/>After a long period of foreign invasion and rule we, the people of india got deprived of the knowledge embedded in these books.We were attracted to easy and luxurious life after the industrial revolution.<text:span text:style-name="T9">W</text:span>e began to travel in the track of modern science, modernliterature and modern philosophy.Gradually we came to the conclusion that ancient <text:span text:style-name="T14">I</text:span>ndian knowledge is useless to our daily life.We have neglected them.<text:span text:style-name="T9">C</text:span>onsequently they were destroyed <text:s/>naturally and deliberately.But few books and scholars who knew them remained.Even now the books or grandhas remainig are innumerable.Nobody can study all the books in a small <text:span text:style-name="T9">discipline</text:span>.Since the people were far away from sanskrit the scholars failed to convince them the science <text:s/>in ancient grandhas.Thus two sets of opinion prevailed-one,the ancient <text:span text:style-name="T14">I</text:span>ndian knowledge cotains all the modern knowledge even before 5000years <text:s/>and the other indian knowledge system <text:s/>contains only scientific bluffing <text:s/>and occultscience. <text:span text:style-name="T9">Only the scholars who can dwell into both ancient and modern knowledge systems <text:s/>are able to convey and convince the idea to commonpeople who are devoid of technical sanskrit.</text:span></text:p>
      <text:p text:style-name="P5"><text:s text:c="12"/>Insuch a scenario <text:span text:style-name="T9">the </text:span>importance of the works of <text:span text:style-name="T9">S</text:span>hri <text:span text:style-name="T9">C</text:span> <text:span text:style-name="T9">K</text:span>rishnan nampoothiri becomes high.He is well versed in technickal sankrit literature and modernscience.He has vast experience of teaching science and researching in sans<text:span text:style-name="T10">k</text:span>rit scientific literature.He has gone through large number of sanskrit books,visited many manuscript libraries and consulted with scholarly people.Considering the v<text:span text:style-name="T14">olume</text:span> of his effort he may be called as the incarnation of <text:span text:style-name="T10">B</text:span>hageeratha.He has compiled data from different grandhas or books and classified into a ser<text:span text:style-name="T10">ei</text:span>s called <text:span text:style-name="T10">B</text:span>haratheeyasasthrachintha (Indian Scientific Thought) <text:s/>comprising four different groups viz.</text:p>
      <text:p text:style-name="P3"><text:span text:style-name="T2">1 <text:s/>G</text:span>anitham (mathematics)</text:p>
      <text:p text:style-name="P3">2 <text:s text:c="2"/><text:span text:style-name="T10">P</text:span>rapanchavijnaneeyam <text:span text:style-name="T3">(cosmological studies)</text:span></text:p>
      <text:p text:style-name="P4">3 <text:s text:c="2"/><text:span text:style-name="T10">R</text:span>asathanthram (chemistry)</text:p>
      <text:p text:style-name="P4">4 <text:s/><text:span text:style-name="T10">M</text:span>anovijnjaneeyem (psychology)</text:p>
      <text:p text:style-name="P4"><text:s text:c="2"/>Since the ancient indianscience (vijnana) has been edited and classified ,<text:span text:style-name="T10">Shri Krishnan nampoothiri may be called <text:s/>“VaijnanikaVyasa”</text:span></text:p>
      <text:p text:style-name="P6"><text:s text:c="8"/><text:span text:style-name="T5">R</text:span>asathanthram comes as third in the series.After mathematics and study on the universe,the study <text:span text:style-name="T5">comes to material science. Chemical science in the early period was associated with medicine and </text:span><text:soft-page-break/><text:span text:style-name="T5">metallurgy.There is a famous book “History of Hindu Chemistry” by acharya P C Ray.Mr Nampoothiri's book differ from this and becomes peculiar in the sense it contains the quotes in original which is beneficial for researchers.</text:span></text:p>
      <text:p text:style-name="P10"><text:s text:c="7"/>In this book the author describes variou<text:span text:style-name="T14">s</text:span> features such as history and importance,material purification methods,preperative methods,qualitative analysis,metallurgy,alloymanufacturing,making of labaratory vessels and equipments etc.in various chapters. Theoretical chemistry is also dealt with.Atomictheory, divisibility of atom. energy transfer in chemical reactions. completion of chemical reactions <text:span text:style-name="T14">etc. </text:span>are some of them.His style of presentation clearly shows that he is a teacher.He quotes verses in sanskrit,gives the direct meaning,illustrate ,combine and compare with modernscience.In brief ancient science is explained in modern terms. Consider the test for copper sulphate quoted as given in Bhavachinthamani</text:p>
      <text:p text:style-name="P7"/>
      <text:p text:style-name="P8">ahiripugalayogam svajyagodugdthavarnam</text:p>
      <text:p text:style-name="P8">ravisadrusamathasyadayase gharshitham yath</text:p>
      <text:p text:style-name="P8">sikhirajathakapothajyothirambonimagnam</text:p>
      <text:p text:style-name="P8">bhavathiyadapithuthhamzreshtamuktham thadeva:</text:p>
      <text:p text:style-name="P8"/>
      <text:p text:style-name="P8"><text:span text:style-name="T10">T</text:span>hese lines are also as beautiful as the neck of <text:span text:style-name="T10">a </text:span>peacock.<text:span text:style-name="T10">T</text:span>hutham or coppersulphate has the blue color of peacock neck.<text:span text:style-name="T10">O</text:span>n rubbing <text:span text:style-name="T14">on</text:span> an iron surface,copper get separated with the formation of ferrous sulphate.On heating, <text:s/>the blue colour is lost <text:span text:style-name="T7">and becomes white powder with the colour of a dove's neck.The blue color is regained on adding water to <text:s/>the anhydrous amorphous powder. <text:s/>These are the properties of coppersulphate.After the description of properties Sri Nampoothiri <text:s/>gives the relevant chemical equation as a chemistry teacher.Then he says that the regaining of blue colour by water can be used as a test for the presence water.Let me remember an incident In a final year undergraduate class I have asked how one can test a colourless liquid ,found in an abandoned bottle in a corner of house,for water.Nobody gave the correct test as given above Later on seeing this in the above book I wondered and wished if the student could read this book .There are so many such examples for his way of presentation. I have quoted one only for showing how the meaning of sanskrit verses are given and illustrated in modern terms.</text:span></text:p>
      <text:p text:style-name="P9"><text:s text:c="2"/>The ancient <text:span text:style-name="T11">E</text:span>gyptian chemists,the alchemist <text:s/>tried to convert iron into gold and hadn't succeeded. <text:span text:style-name="T11">B</text:span>ut the conversion of iron into gold is described <text:s/>in the ancient Indian chemistry.It is quoted <text:s/>not from a san<text:span text:style-name="T11">s</text:span>krit book but from aTamilbook called “Peripuranam” by <text:span text:style-name="T11">A</text:span>gasthya <text:span text:style-name="T11">Ri</text:span>shi. <text:span text:style-name="T11">The transmutation </text:span>is not by using Particle accelerators but by using <text:s/>magnetic crucibles</text:p>
      <text:p text:style-name="P9"><text:s text:c="9"/><text:span text:style-name="T8">Quoting from vagbhata's rasaratnasamuchchayam construction of a <text:s/>chemical laboratory is beautifully explained.Along with the discription of yanthras or equipments <text:s/>the qualities of acharya(master) and attenders in the lab are also explained.</text:span></text:p>
      <text:p text:style-name="P11"><text:s text:c="3"/>As an interdisciplinary work indivisbility of atom is challenged using Bodhayanasuthram(pythagorous theorem) This book not only introduces the greatness of ancient Indian chemistry but pave <text:s/>different ways for research also.</text:p>
      <text:p text:style-name="P11"><text:s text:c="17"/><text:span text:style-name="T12">Originally the author has wrote all the books in the series in his own mothertongue,Malayalam.The translation to English is necessary and important.By this we can show that India was a Wonder in science <text:s/>and technology also.The translation is beautiful and serving the purpose without loosing any idea.The quoted <text:s/>sanskrit verses are retained <text:s/>in original Devanagari script.The diagrams <text:s/>and equations are also retained as in the original work.</text:span></text:p>
      <text:p text:style-name="P11"><text:span text:style-name="T12"><text:s text:c="11"/>By reading the history of an invention and inventor we can feel the invention. It will be a pleasure and motivation.Shree Nampoothiri has wrote a book in the series to that extent also. The fifth in the series is titled “Arshazasthrajnjanmar”(Rishi Scientists).It is the description of science through history and Life history.For all these works Mr. Nampoothiri <text:s/>is honoured with a series of awards also.The recent one is of special mention,the “Vijnjana Peetom”award instituted by Sree Sankara </text:span><text:soft-page-break/><text:span text:style-name="T12">Samskarika Patanakendram for the works on Ancient Indian Knowledge Systems.</text:span></text:p>
      <text:p text:style-name="P13"><text:s text:c="5"/>With these words I introduce <text:s/>the book on ancient indian chemistry to the students <text:s/>and researchers of chemical science.Hope that it will motivate and give proper food and foot for thought.</text:p>
      <text:p text:style-name="P11"/>
      <text:p text:style-name="P13"><text:s text:c="106"/>Prof. C V Sankaran</text:p>
      <text:p text:style-name="P13"><text:s text:c="79"/>Formerly Co Ordinator,Sree Sankara Samskarika <text:s text:c="5"/></text:p>
      <text:p text:style-name="P13"><text:s text:c="113"/>patanakendram</text:p>
      <text:p text:style-name="P13"><text:s text:c="78"/><text:span text:style-name="T13">Member <text:s/>(retd)</text:span> <text:s text:c="2"/>Faculty in <text:span text:style-name="T16">C</text:span>hemistry,S S V College <text:s text:c="4"/></text:p>
      <text:p text:style-name="P8"><text:s text:c="119"/><text:span text:style-name="T13">Perumpavoor</text:span></text:p>
      <text:p text:style-name="P8"/>
      <text:p text:style-name="P14">kalady</text:p>
      <text:p text:style-name="P14">25-2-2014</text:p>
      <text:p text:style-name="P8"/>
      <text:p text:style-name="P8"/>
      <text:p text:style-name="P8"/>
      <text:p text:style-name="P8"/>
      <text:p text:style-name="P8"/>
      <text:p text:style-name="P8"/>
      <text:p text:style-name="P8"/>
      <text:p text:style-name="P8"/>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10:30:49.242708889</meta:creation-date>
    <dc:date>2014-02-25T17:23:18.826432609</dc:date>
    <meta:editing-duration>PT2H57M23S</meta:editing-duration>
    <meta:editing-cycles>16</meta:editing-cycles>
    <meta:generator>LibreOffice/4.1.2.3$Linux_x86 LibreOffice_project/410m0$Build-3</meta:generator>
    <meta:document-statistic meta:table-count="0" meta:image-count="0" meta:object-count="0" meta:page-count="3" meta:paragraph-count="29" meta:word-count="1214" meta:character-count="9017" meta:non-whitespace-character-count="7180"/>
  </office:meta>
</office:document-meta>
</file>